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28a6" officeooo:paragraph-rsid="00091357"/>
    </style:style>
    <style:style style:name="P2" style:family="paragraph" style:parent-style-name="Standard">
      <style:text-properties officeooo:rsid="00091357" officeooo:paragraph-rsid="00091357"/>
    </style:style>
    <style:style style:name="T1" style:family="text">
      <style:text-properties officeooo:rsid="000913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mailto:lagunak.barakaldo@gmail.com" text:style-name="Internet_20_link" text:visited-style-name="Visited_20_Internet_20_Link"><text:span text:style-name="T1">I</text:span></text:a><text:span text:style-name="T1">niciar y parar Xampp</text:span></text:p>
      <text:p text:style-name="P1"/>
      <text:p text:style-name="P2">UBICACIÓN: /opt/lampp/</text:p>
      <text:p text:style-name="P2"/>
      <text:p text:style-name="P2">Iniciar:</text:p>
      <text:p text:style-name="P2"/>
      <text:p text:style-name="P2">opcion 1: sudo /opt/lampp/xampp start (iniciar directamente)</text:p>
      <text:p text:style-name="P2">opcion 2; sudo /opt/lampp/manager-linux-x64.run start (iniciar desde el menú)</text:p>
      <text:p text:style-name="P2"/>
      <text:p text:style-name="P2">Parar:</text:p>
      <text:p text:style-name="P2"/>
      <text:p text:style-name="P2">opcion 1: sudo /opt/lampp/xampp stop (parar directamente)</text:p>
      <text:p text:style-name="P2">opcion 2; sudo /opt/lampp/manager-linux-x64.run stop (parar desde el menú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1T08:23:10.569827556</meta:creation-date>
    <dc:date>2017-09-11T09:29:48.107360326</dc:date>
    <meta:editing-duration>PT56M27S</meta:editing-duration>
    <meta:editing-cycles>1</meta:editing-cycles>
    <meta:document-statistic meta:table-count="0" meta:image-count="0" meta:object-count="0" meta:page-count="1" meta:paragraph-count="8" meta:word-count="40" meta:character-count="325" meta:non-whitespace-character-count="293"/>
    <meta:generator>LibreOffice/5.1.6.2$Linux_X86_64 LibreOffice_project/10m0$Build-2</meta:generator>
  </office:meta>
</office:document-meta>
</file>